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lker" svg:font-family="Balker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0.6903in" fo:margin-left="-0.1861in" table:align="left"/>
    </style:style>
    <style:style style:name="Tabla2.A" style:family="table-column">
      <style:table-column-properties style:column-width="0.8993in"/>
    </style:style>
    <style:style style:name="Tabla2.B" style:family="table-column">
      <style:table-column-properties style:column-width="0.7014in"/>
    </style:style>
    <style:style style:name="Tabla2.C" style:family="table-column">
      <style:table-column-properties style:column-width="1.5132in"/>
    </style:style>
    <style:style style:name="Tabla2.D" style:family="table-column">
      <style:table-column-properties style:column-width="1.1403in"/>
    </style:style>
    <style:style style:name="Tabla2.E" style:family="table-column">
      <style:table-column-properties style:column-width="1.25in"/>
    </style:style>
    <style:style style:name="Tabla2.F" style:family="table-column">
      <style:table-column-properties style:column-width="0.625in"/>
    </style:style>
    <style:style style:name="Tabla2.G" style:family="table-column">
      <style:table-column-properties style:column-width="1.1847in"/>
    </style:style>
    <style:style style:name="Tabla2.H" style:family="table-column">
      <style:table-column-properties style:column-width="0.8111in"/>
    </style:style>
    <style:style style:name="Tabla2.J" style:family="table-column">
      <style:table-column-properties style:column-width="0.7458in"/>
    </style:style>
    <style:style style:name="Tabla2.K" style:family="table-column">
      <style:table-column-properties style:column-width="1.0083in"/>
    </style:style>
    <style:style style:name="Tabla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a2.K1" style:family="table-cell">
      <style:table-cell-properties style:vertical-align="middle" fo:padding="0.0382in" fo:border="0.05pt solid #000000"/>
    </style:style>
    <style:style style:name="Tabla2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2.3" style:family="table-row">
      <style:table-row-properties style:min-row-height="0.3028in"/>
    </style:style>
    <style:style style:name="Tabla2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1868in"/>
    </style:style>
    <style:style style:name="Tabla2.5" style:family="table-row">
      <style:table-row-properties style:min-row-height="0.4007in"/>
    </style:style>
    <style:style style:name="Tabla2.6" style:family="table-row">
      <style:table-row-properties style:min-row-height="0.2854in"/>
    </style:style>
    <style:style style:name="Tabla2.A6" style:family="table-cell">
      <style:table-cell-properties fo:padding="0in" fo:border="none"/>
    </style:style>
    <style:style style:name="Tabla2.G6" style:family="table-cell">
      <style:table-cell-properties fo:padding="0.0382in" fo:border-left="0.05pt solid #000000" fo:border-right="none" fo:border-top="none" fo:border-bottom="0.05pt solid #000000"/>
    </style:style>
    <style:style style:name="Tabla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K6" style:family="table-cell">
      <style:table-cell-properties fo:padding="0in" fo:border="none"/>
    </style:style>
    <style:style style:name="Table1" style:family="table">
      <style:table-properties style:width="10.5056in" table:align="margins" style:shadow="none"/>
    </style:style>
    <style:style style:name="Table1.A" style:family="table-column">
      <style:table-column-properties style:column-width="1.9403in" style:rel-column-width="2795*"/>
    </style:style>
    <style:style style:name="Table1.B" style:family="table-column">
      <style:table-column-properties style:column-width="2.4333in" style:rel-column-width="3505*"/>
    </style:style>
    <style:style style:name="Table1.C" style:family="table-column">
      <style:table-column-properties style:column-width="1.9292in" style:rel-column-width="2779*"/>
    </style:style>
    <style:style style:name="Table1.D" style:family="table-column">
      <style:table-column-properties style:column-width="2.2583in" style:rel-column-width="3253*"/>
    </style:style>
    <style:style style:name="Table1.E" style:family="table-column">
      <style:table-column-properties style:column-width="1.9438in" style:rel-column-width="2800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officeooo:rsid="000f79a5" officeooo:paragraph-rsid="000f79a5"/>
    </style:style>
    <style:style style:name="P2" style:family="paragraph" style:parent-style-name="Standard">
      <style:paragraph-properties fo:text-align="start" style:justify-single-word="false"/>
      <style:text-properties officeooo:rsid="00111714" officeooo:paragraph-rsid="00111714"/>
    </style:style>
    <style:style style:name="P3" style:family="paragraph" style:parent-style-name="Standard">
      <style:paragraph-properties fo:text-align="center" style:justify-single-word="false"/>
      <style:text-properties fo:font-size="10.5pt" officeooo:rsid="000f79a5" officeooo:paragraph-rsid="000f79a5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9pt" officeooo:rsid="00111714" officeooo:paragraph-rsid="00111714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fo:font-size="9pt" officeooo:rsid="0011b7dc" officeooo:paragraph-rsid="0011b7dc" style:font-size-asian="9pt" style:font-size-complex="9pt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text-properties fo:font-size="9pt" officeooo:rsid="000ffed6" officeooo:paragraph-rsid="000ffed6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officeooo:rsid="000ffed6" officeooo:paragraph-rsid="000ffed6" style:font-size-asian="9pt" style:font-size-complex="9pt"/>
    </style:style>
    <style:style style:name="P9" style:family="paragraph" style:parent-style-name="Table_20_Contents">
      <style:text-properties fo:font-size="9pt" officeooo:rsid="00111714" officeooo:paragraph-rsid="00111714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officeooo:paragraph-rsid="000ffed6"/>
    </style:style>
    <style:style style:name="P11" style:family="paragraph" style:parent-style-name="Standard">
      <style:paragraph-properties fo:text-align="start" style:justify-single-word="false"/>
      <style:text-properties officeooo:paragraph-rsid="00111714"/>
    </style:style>
    <style:style style:name="P12" style:family="paragraph" style:parent-style-name="Standard">
      <style:paragraph-properties fo:text-align="start" style:justify-single-word="false"/>
      <style:text-properties fo:font-size="9pt" officeooo:rsid="00111714" officeooo:paragraph-rsid="00111714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rsid="000ffed6" officeooo:paragraph-rsid="000ffed6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rsid="001f8e28" officeooo:paragraph-rsid="001f8e28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0ffed6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1b7dc" style:font-size-asian="9pt" style:font-size-complex="9pt"/>
    </style:style>
    <style:style style:name="T3" style:family="text">
      <style:text-properties fo:font-size="9pt" officeooo:rsid="001f8e28" style:font-size-asian="9pt" style:font-size-complex="9pt"/>
    </style:style>
    <style:style style:name="T4" style:family="text">
      <style:text-properties fo:font-size="9pt" officeooo:rsid="0046f091" style:font-size-asian="9pt" style:font-size-complex="9pt"/>
    </style:style>
    <style:style style:name="T5" style:family="text">
      <style:text-properties fo:font-size="9pt" officeooo:rsid="004ce760" style:font-size-asian="9pt" style:font-size-complex="9pt"/>
    </style:style>
    <style:style style:name="T6" style:family="text">
      <style:text-properties fo:font-size="9pt" officeooo:rsid="004ed37b" style:font-size-asian="9pt" style:font-size-complex="9pt"/>
    </style:style>
    <style:style style:name="T7" style:family="text">
      <style:text-properties fo:font-size="9pt" officeooo:rsid="00111714" style:font-size-asian="9pt" style:font-size-complex="9pt"/>
    </style:style>
    <style:style style:name="T8" style:family="text">
      <style:text-properties fo:font-size="9pt" style:font-size-asian="7.84999990463257pt" style:font-size-complex="9pt"/>
    </style:style>
    <style:style style:name="T9" style:family="text">
      <style:text-properties style:font-name="Liberation Serif" fo:font-size="9pt" officeooo:rsid="003727fc" style:font-size-asian="9pt" style:font-size-complex="9pt"/>
    </style:style>
    <style:style style:name="T10" style:family="text">
      <style:text-properties style:font-name="Liberation Serif" fo:font-size="9pt" fo:font-weight="normal" officeooo:rsid="002b0b32" style:font-size-asian="9pt" style:font-weight-asian="normal" style:font-size-complex="9pt" style:font-weight-complex="normal"/>
    </style:style>
    <style:style style:name="T11" style:family="text">
      <style:text-properties fo:color="#ce181e" style:font-name="Liberation Serif" fo:font-size="9pt" fo:font-weight="normal" officeooo:rsid="0027d70b" style:font-size-asian="9pt" style:font-weight-asian="normal" style:font-size-complex="9pt" style:font-weight-complex="normal"/>
    </style:style>
    <style:style style:name="T12" style:family="text">
      <style:text-properties fo:color="#ce181e" style:font-name="Liberation Serif" fo:font-size="9pt" officeooo:rsid="0027d70b" style:font-size-asian="9pt" style:font-size-complex="9pt"/>
    </style:style>
    <style:style style:name="T13" style:family="text">
      <style:text-properties fo:color="#ce181e" style:font-name="Liberation Serif" fo:font-size="9pt" fo:font-weight="bold" officeooo:rsid="0027d70b" style:font-size-asian="9pt" style:font-weight-asian="bold" style:font-size-complex="9pt" style:font-weight-complex="bold"/>
    </style:style>
    <style:style style:name="T14" style:family="text">
      <style:text-properties style:use-window-font-color="true" fo:font-size="9pt" style:font-size-asian="9pt" style:font-size-complex="9pt"/>
    </style:style>
    <style:style style:name="T15" style:family="text">
      <style:text-properties officeooo:rsid="00111714"/>
    </style:style>
    <style:style style:name="T16" style:family="text">
      <style:text-properties officeooo:rsid="0051a23a"/>
    </style:style>
    <style:style style:name="T17" style:family="text">
      <style:text-properties officeooo:rsid="005241a3"/>
    </style:style>
    <style:style style:name="T18" style:family="text">
      <style:text-properties officeooo:rsid="00524ff5"/>
    </style:style>
    <style:style style:name="T19" style:family="text">
      <style:text-properties officeooo:rsid="005340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edula" text:name="py3o.object.faculty_id.ced_ruc"/>
        <text:user-field-decl office:value-type="string" office:string-value="faculty_id" text:name="py3o.object.faculty_id"/>
        <text:user-field-decl office:value-type="string" office:string-value="object" text:name="py3o.object"/>
        <text:user-field-decl office:value-type="string" office:string-value="full name" text:name="py3o.object.faculty_id.full_name"/>
        <text:user-field-decl office:value-type="string" office:string-value="reparto" text:name="py3o.object.faculty_id.allocation_id.code"/>
        <text:user-field-decl office:value-type="string" office:string-value="curso" text:name="py3o.object.subject_id.course_id.name"/>
        <text:user-field-decl office:value-type="string" office:string-value="contenido" text:name="py3o.object.name"/>
        <text:user-field-decl office:value-type="string" office:string-value="fecha inicio" text:name="py3o.object.date_start"/>
        <text:user-field-decl office:value-type="string" office:string-value="fecha fin" text:name="py3o.object.date_end"/>
        <text:user-field-decl office:value-type="string" office:string-value="hours" text:name="py3o.object.hours"/>
        <text:user-field-decl office:value-type="string" office:string-value="calificacion" text:name="py3o.object.score"/>
      </text:user-field-decls>
      <text:p text:style-name="P3">ARMADA DEL ECUADOR</text:p>
      <text:p text:style-name="P3">ESCUELA DE CALIFICACIÓN Y PERFECCIONAMIENTO</text:p>
      <text:p text:style-name="P3">ALMIRANTE RENÀN OLMEDO GONZÁLEZ</text:p>
      <text:p text:style-name="P3"/>
      <text:p text:style-name="P3">CERTIFICADO DE EVALUACIÓN DEL DESEMPEÑO PROFESIONAL DOCENTE MILITAR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 table:number-columns-repeated="2"/>
        <table:table-column table:style-name="Tabla2.J"/>
        <table:table-column table:style-name="Tabla2.K"/>
        <table:table-row>
          <table:table-cell table:style-name="Tabla2.A1" table:number-rows-spanned="2" office:value-type="string">
            <text:p text:style-name="P8">Nro.</text:p>
            <text:p text:style-name="P8">CEDULA</text:p>
          </table:table-cell>
          <table:table-cell table:style-name="Tabla2.A1" table:number-rows-spanned="2" office:value-type="string">
            <text:p text:style-name="P8">GRADO</text:p>
          </table:table-cell>
          <table:table-cell table:style-name="Tabla2.A1" table:number-rows-spanned="2" office:value-type="string">
            <text:p text:style-name="P8">APELLIDOS Y NOMBRES</text:p>
          </table:table-cell>
          <table:table-cell table:style-name="Tabla2.A1" table:number-rows-spanned="2" office:value-type="string">
            <text:p text:style-name="P8">REPARTO DE PROCEDENCIA DEL DOCENTE</text:p>
          </table:table-cell>
          <table:table-cell table:style-name="Tabla2.A1" table:number-rows-spanned="2" office:value-type="string">
            <text:p text:style-name="P8">CURSO</text:p>
          </table:table-cell>
          <table:table-cell table:style-name="Tabla2.A1" table:number-rows-spanned="2" office:value-type="string">
            <text:p text:style-name="P8">NIVEL</text:p>
          </table:table-cell>
          <table:table-cell table:style-name="Tabla2.A1" table:number-rows-spanned="2" office:value-type="string">
            <text:p text:style-name="P8">NOMBRE DE LA ASIGNATURA</text:p>
          </table:table-cell>
          <table:table-cell table:style-name="Tabla2.A1" table:number-columns-spanned="2" office:value-type="string">
            <text:p text:style-name="P8">FECHA</text:p>
          </table:table-cell>
          <table:covered-table-cell/>
          <table:table-cell table:style-name="Tabla2.A1" table:number-rows-spanned="2" office:value-type="string">
            <text:p text:style-name="P8">HORAS DICTADAS</text:p>
          </table:table-cell>
          <table:table-cell table:style-name="Tabla2.K1" table:number-rows-spanned="2" office:value-type="string">
            <text:p text:style-name="P8">CALIFICACIÓ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2" office:value-type="string">
            <text:p text:style-name="P8">INICIO</text:p>
          </table:table-cell>
          <table:table-cell table:style-name="Tabla2.H2" office:value-type="string">
            <text:p text:style-name="P8">FINAL</text:p>
          </table:table-cell>
          <table:covered-table-cell/>
          <table:covered-table-cell/>
        </table:table-row>
        <table:table-row table:style-name="Tabla2.3">
          <table:table-cell table:style-name="Tabla2.A3" table:number-columns-spanned="11" office:value-type="string">
            <text:p text:style-name="P10"><text:a xlink:type="simple" xlink:href="py3o://for=%22object%20in%20objects%22" text:style-name="Internet_20_link" text:visited-style-name="Visited_20_Internet_20_Link"><text:span text:style-name="T3">for="object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4">
          <table:table-cell table:style-name="Tabla2.H2" office:value-type="string">
            <text:p text:style-name="P14"><text:user-field-get text:name="py3o.object.faculty_id.ced_ruc">cedula</text:user-field-get></text:p>
          </table:table-cell>
          <table:table-cell table:style-name="Tabla2.H2" office:value-type="string">
            <text:p text:style-name="P15"><text:a xlink:type="simple" xlink:href="py3o://function=%22object.faculty_id.get_grade()%22" text:style-name="Internet_20_link" text:visited-style-name="Visited_20_Internet_20_Link"><text:span text:style-name="T14">function="object.faculty_id.get_grade()"</text:span></text:a></text:p>
          </table:table-cell>
          <table:table-cell table:style-name="Tabla2.H2" office:value-type="string">
            <text:p text:style-name="P13"><text:user-field-get text:name="py3o.object.faculty_id.full_name">full name</text:user-field-get></text:p>
          </table:table-cell>
          <table:table-cell table:style-name="Tabla2.H2" office:value-type="string">
            <text:p text:style-name="P13"><text:user-field-get text:name="py3o.object.faculty_id.allocation_id.code">reparto</text:user-field-get></text:p>
          </table:table-cell>
          <table:table-cell table:style-name="Tabla2.H2" office:value-type="string">
            <text:p text:style-name="P13"><text:user-field-get text:name="py3o.object.subject_id.course_id.name">curso</text:user-field-get></text:p>
          </table:table-cell>
          <table:table-cell table:style-name="Tabla2.H2" office:value-type="string">
            <text:p text:style-name="P15"><text:a xlink:type="simple" xlink:href="py3o://function=%22dict(object.faculty_id.fields_get(['study_level'])['study_level']['selection'])[object.faculty_id.study_level]%22" text:style-name="Internet_20_link" text:visited-style-name="Visited_20_Internet_20_Link"><text:span text:style-name="T5">function="dict(object.faculty_id.fields_get(['study_level'])['study_level']['selection'])[object.faculty_id.study_level]"</text:span></text:a></text:p>
          </table:table-cell>
          <table:table-cell table:style-name="Tabla2.H2" office:value-type="string">
            <text:p text:style-name="P13"><text:user-field-get text:name="py3o.object.name">contenido</text:user-field-get></text:p>
          </table:table-cell>
          <table:table-cell table:style-name="Tabla2.H2" office:value-type="string">
            <text:p text:style-name="P13"><text:user-field-get text:name="py3o.object.date_start">fecha inicio</text:user-field-get></text:p>
          </table:table-cell>
          <table:table-cell table:style-name="Tabla2.H2" office:value-type="string">
            <text:p text:style-name="P13"><text:user-field-get text:name="py3o.object.date_end">fecha fin</text:user-field-get></text:p>
          </table:table-cell>
          <table:table-cell table:style-name="Tabla2.H2" office:value-type="string">
            <text:p text:style-name="P13"><text:user-field-get text:name="py3o.object.hours">hours</text:user-field-get></text:p>
          </table:table-cell>
          <table:table-cell table:style-name="Tabla2.A3" office:value-type="string">
            <text:p text:style-name="P15"><text:a xlink:type="simple" xlink:href="py3o://function=%22formatLang(object.score,%20digits=2)%22" text:style-name="Internet_20_link" text:visited-style-name="Visited_20_Internet_20_Link"><text:span text:style-name="T1">function="formatLang(object.score, digits=2)"</text:span></text:a></text:p>
          </table:table-cell>
        </table:table-row>
        <table:table-row table:style-name="Tabla2.5">
          <table:table-cell table:style-name="Tabla2.A3" table:number-columns-spanned="11" office:value-type="string">
            <text:p text:style-name="P10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a2.G6" table:number-columns-spanned="3" office:value-type="string">
            <text:p text:style-name="P7">TOTAL DE HORAS CLASES</text:p>
          </table:table-cell>
          <table:covered-table-cell/>
          <table:covered-table-cell/>
          <table:table-cell table:style-name="Tabla2.J6" office:value-type="string">
            <text:p text:style-name="P16"><text:a xlink:type="simple" xlink:href="py3o://function=%22objects.get_total_hours()%22" text:style-name="Internet_20_link" text:visited-style-name="Visited_20_Internet_20_Link"><text:span text:style-name="T4">function="objects.get_total_hours()"</text:span></text:a></text:p>
          </table:table-cell>
          <table:table-cell table:style-name="Tabla2.K6" office:value-type="string">
            <text:p text:style-name="P6"/>
          </table:table-cell>
        </table:table-row>
      </table:table>
      <text:p text:style-name="P1"/>
      <text:p text:style-name="P1"/>
      <text:p text:style-name="P2">OBSERVACIÓN: ………………………………………………………………………………………………………………………….</text:p>
      <text:p text:style-name="P2"><text:tab/><text:tab/><text:tab/><text:tab/><text:tab/><text:tab/><text:tab/><text:tab/></text:p>
      <text:p text:style-name="P11"><text:span text:style-name="T15"><text:tab/><text:tab/><text:tab/><text:tab/><text:tab/><text:tab/><text:tab/><text:tab/><text:tab/><text:tab/><text:tab/><text:tab/><text:tab/><text:tab/><text:tab/></text:span><text:span text:style-name="T7">Fecha: </text:span><text:a xlink:type="simple" xlink:href="py3o://function=%22objects.current_date()%22" text:style-name="Internet_20_link" text:visited-style-name="Visited_20_Internet_20_Link"><text:span text:style-name="T6">function="objects.current_date()"</text:span></text:a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<text:a xlink:type="simple" xlink:href="py3o://function=%22objects.get_statistician_name()%22" text:style-name="Internet_20_link" text:visited-style-name="Visited_20_Internet_20_Link"><text:span text:style-name="T16">function="objects.get_statistician_name()"</text:span>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<text:a xlink:type="simple" xlink:href="py3o://function=%22objects.get_director_name()%22" text:style-name="Internet_20_link" text:visited-style-name="Visited_20_Internet_20_Link"><text:span text:style-name="T19">function="objects.get_director_name()"</text:span></text:a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<text:a xlink:type="simple" xlink:href="py3o://function=%22objects.get_statistician_grade()%22" text:style-name="Internet_20_link" text:visited-style-name="Visited_20_Internet_20_Link"><text:span text:style-name="T17">function="objects.get_statistician_grade()"</text:span>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<text:a xlink:type="simple" xlink:href="py3o://function=%22objects.get_director_grade()%22" text:style-name="Internet_20_link" text:visited-style-name="Visited_20_Internet_20_Link"><text:span text:style-name="T19">function="objects.get_director_grade()"</text:span></text:a></text:p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<text:a xlink:type="simple" xlink:href="py3o://function=%22objects.get_statistician_position()%22" text:style-name="Internet_20_link" text:visited-style-name="Visited_20_Internet_20_Link"><text:span text:style-name="T18">function="objects.get_statistician_position()"</text:span>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<text:a xlink:type="simple" xlink:href="py3o://function=%22objects.get_director_position()%22" text:style-name="Internet_20_link" text:visited-style-name="Visited_20_Internet_20_Link"><text:span text:style-name="T19">function="objects.get_director_position()"</text:span></text:a>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4"/>
      <text:p text:style-name="P5">NOTA: </text:p>
      <text:p text:style-name="P5"/>
      <text:p text:style-name="P5">1. La bonificación sera regulada Anexo “C” Numeral 3 del “REGLAMENTO DE CALIFICACIÓN DE REQUISITOS DE ASCENSO Y ESTABLECIMIENTO DE ANTIGÜEDADES PARA EL PERSONAL MILITAR DE LAS FF.AA”.</text:p>
      <text:p text:style-name="P5"/>
      <text:p text:style-name="P5">2. Este certificado sera elaborado para cada docente militar al termino de un curso y/o año lectivo (escuelas de formació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lker" svg:font-family="Balker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fo:font-size="9pt" officeooo:rsid="000d7c1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6598in" fo:margin-bottom="0.7874in" fo:margin-left="0.7673in" fo:margin-right="0.417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8:53:53.744468362</meta:creation-date>
    <dc:date>2018-10-02T00:49:50.845885738</dc:date>
    <meta:editing-duration>PT2H52M36S</meta:editing-duration>
    <meta:editing-cycles>56</meta:editing-cycles>
    <meta:generator>LibreOffice/5.4.6.2$Linux_X86_64 LibreOffice_project/40m0$Build-2</meta:generator>
    <meta:document-statistic meta:table-count="2" meta:image-count="0" meta:object-count="0" meta:page-count="2" meta:paragraph-count="44" meta:word-count="126" meta:character-count="1340" meta:non-whitespace-character-count="1233"/>
  </office:meta>
</office:document-meta>
</file>